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listbox_5f_report" style:display-name="listbox_report" style:family="table">
      <style:table-properties style:width="6.6924in" table:align="margins"/>
    </style:style>
    <style:style style:name="listbox_5f_report.A" style:display-name="listbox_report.A" style:family="table-column">
      <style:table-column-properties style:column-width="1.6729in" style:rel-column-width="16383*"/>
    </style:style>
    <style:style style:name="listbox_5f_report.D" style:display-name="listbox_report.D" style:family="table-column">
      <style:table-column-properties style:column-width="1.6736in" style:rel-column-width="16386*"/>
    </style:style>
    <style:style style:name="listbox_5f_report.A1" style:display-name="listbox_repor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listbox_5f_report.B1" style:display-name="listbox_report.B1" style:family="table-cell">
      <style:table-cell-properties fo:background-color="#ff000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listbox_5f_report.D1" style:display-name="listbox_report.D1" style:family="table-cell">
      <style:table-cell-properties fo:background-color="#0047ff" fo:padding="0.0382in" fo:border="0.0007in solid #000000">
        <style:background-image/>
      </style:table-cell-properties>
    </style:style>
    <style:style style:name="listbox_5f_report.A2" style:display-name="listbox_report.A2" style:family="table-cell">
      <style:table-cell-properties fo:padding="0.0382in" fo:border-left="0.0007in solid #000000" fo:border-right="none" fo:border-top="none" fo:border-bottom="0.0007in solid #000000"/>
    </style:style>
    <style:style style:name="listbox_5f_report.C2" style:display-name="listbox_report.C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listbox_5f_report.D2" style:display-name="listbox_report.D2" style:family="table-cell" style:data-style-name="N116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5f_head">
      <style:paragraph-properties fo:background-color="transparent">
        <style:background-image/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16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FooReport_getReportSectionList">
        <text:p text:style-name="Standard">Section: FooReport_getReportSectionList</text:p>
        <text:p text:style-name="Standard">Table: listbox_report</text:p>
        <table:table table:name="listbox_report" table:style-name="listbox_5f_report">
          <table:table-column table:style-name="listbox_5f_report.A" table:number-columns-repeated="3"/>
          <table:table-column table:style-name="listbox_5f_report.D"/>
          <table:table-header-rows>
            <table:table-row>
              <table:table-cell table:style-name="listbox_5f_report.A1" office:value-type="string">
                <text:p text:style-name="table_5f_head">ID</text:p>
              </table:table-cell>
              <table:table-cell table:style-name="listbox_5f_report.B1" office:value-type="string">
                <text:p text:style-name="table_5f_head">Title</text:p>
              </table:table-cell>
              <table:table-cell table:style-name="listbox_5f_report.A1" office:value-type="string">
                <text:p text:style-name="P1">Quantity</text:p>
              </table:table-cell>
              <table:table-cell table:style-name="listbox_5f_report.D1" office:value-type="string">
                <text:p text:style-name="table_5f_head">Date</text:p>
              </table:table-cell>
            </table:table-row>
          </table:table-header-rows>
          <table:table-row>
            <table:table-cell table:style-name="listbox_5f_report.A2" office:value-type="string">
              <text:p text:style-name="Table_20_Contents"/>
            </table:table-cell>
            <table:table-cell table:style-name="listbox_5f_report.A2" office:value-type="string">
              <text:p text:style-name="Table_20_Contents"/>
            </table:table-cell>
            <table:table-cell table:style-name="listbox_5f_report.C2" office:value-type="string">
              <text:p text:style-name="Table_20_Contents"/>
            </table:table-cell>
            <table:table-cell table:style-name="listbox_5f_report.D2" office:value-type="date" office:date-value="2001-01-01">
              <text:p text:style-name="Table_20_Contents">2001年1月1日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IPAPGothic" fo:font-size="10pt" fo:language="en" fo:country="GB" style:font-name-asian="IPAPGothic" style:font-size-asian="10.5pt" style:language-asian="ja" style:country-asian="JP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head" style:display-name="table_head" style:family="paragraph" style:parent-style-name="Table_20_Heading" style:class="text">
      <style:text-properties style:font-name="IPAPGothic" fo:font-size="10pt" fo:language="en" fo:country="GB" fo:font-weight="normal" style:font-name-asian="IPAPGothic1" style:font-size-asian="10pt" style:language-asian="ja" style:country-asian="JP" style:font-weight-asian="normal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-title" style:family="paragraph" style:parent-style-name="Heading">
      <style:paragraph-properties fo:text-align="center" style:justify-single-word="false"/>
      <style:text-properties style:font-name="IPAPGothic" fo:font-size="22pt" style:font-name-asian="IPAPGothic" style:font-size-asian="22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frame-top" style:family="graphic" style:parent-style-name="Frame">
      <style:graphic-properties text:anchor-type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0T12:02:17</meta:creation-date>
    <meta:generator>OpenOffice.org/3.0$Unix OpenOffice.org_project/300m15$Build-9379</meta:generator>
    <dc:date>2009-10-02T14:57:44</dc:date>
    <meta:editing-duration>PT166H43M05S</meta:editing-duration>
    <meta:editing-cycles>107</meta:editing-cycles>
    <meta:document-statistic meta:table-count="1" meta:image-count="0" meta:object-count="0" meta:page-count="1" meta:paragraph-count="7" meta:word-count="14" meta:character-count="88"/>
    <meta:user-defined meta:name="Info 1"/>
    <meta:user-defined meta:name="Info 2"/>
    <meta:user-defined meta:name="Info 3"/>
    <meta:user-defined meta:name="Info 4"/>
  </office:meta>
</office:document-meta>
</file>